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2634983527005085923"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3151835819753726059"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6534209852404734236"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4245087759821955653"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7926805759363196726"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400306414984458153"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54"/>
      <text:p text:style-name="P18">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5T21:17:13.57</dc:date>
    <dc:creator>James Lombardi</dc:creator>
    <meta:editing-duration>P5DT15H2M11S</meta:editing-duration>
    <meta:editing-cycles>497</meta:editing-cycles>
    <meta:generator>OpenOffice/4.1.2$Win32 OpenOffice.org_project/412m3$Build-9782</meta:generator>
    <meta:document-statistic meta:table-count="0" meta:image-count="0" meta:object-count="0" meta:page-count="62" meta:paragraph-count="1707" meta:word-count="18853" meta:character-count="94381"/>
  </office:meta>
</office:document-meta>
</file>